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cm" svg:stroke-color="#000000" draw:marker-start-width="0.245cm" draw:marker-end-width="0.245cm" draw:fill="solid" draw:fill-color="#ffd320" draw:textarea-horizontal-align="justify" draw:textarea-vertical-align="middle" draw:auto-grow-height="false" fo:min-height="1.03cm" fo:min-width="1.816cm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3cm" svg:stroke-color="#000000" draw:marker-start-width="0.245cm" draw:marker-end-width="0.245cm" draw:fill="solid" draw:fill-color="#ffd320" draw:textarea-horizontal-align="justify" draw:textarea-vertical-align="middle" draw:auto-grow-height="false" fo:min-height="1.973cm" fo:min-width="3.098cm" fo:padding-top="0.14cm" fo:padding-bottom="0.14cm" fo:padding-left="0.265cm" fo:padding-right="0.265cm"/>
    </style:style>
    <style:style style:name="gr4" style:family="graphic" style:parent-style-name="Objekt_20_bez_20_výplně_20_a_20_obrysu">
      <style:graphic-properties draw:textarea-vertical-align="middle" draw:ole-draw-aspect="1"/>
    </style:style>
    <style:style style:name="gr5" style:family="graphic" style:parent-style-name="standard">
      <style:graphic-properties draw:stroke="solid" svg:stroke-width="0.03cm" svg:stroke-color="#000000" draw:marker-start-width="0.245cm" draw:marker-end-width="0.245cm" draw:fill="solid" draw:fill-color="#ffd320" draw:textarea-horizontal-align="justify" draw:textarea-vertical-align="middle" draw:auto-grow-height="false" fo:min-height="1.272cm" fo:min-width="2.176cm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8" style:family="graphic" style:parent-style-name="standard">
      <style:graphic-properties draw:stroke="solid" svg:stroke-width="0.03cm" svg:stroke-color="#000000" draw:marker-start-width="0.245cm" draw:marker-end-width="0.245cm" draw:fill="solid" draw:fill-color="#ffd320" draw:textarea-horizontal-align="justify" draw:textarea-vertical-align="middle" draw:auto-grow-height="false" fo:min-height="0.801cm" fo:min-width="1.276cm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3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0000ff" fo:font-size="12pt" fo:font-weight="bold" style:font-size-asian="12pt" style:font-weight-asian="bold" style:font-size-complex="12pt" style:font-weight-complex="bold"/>
    </style:style>
    <style:style style:name="P4" style:family="paragraph"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size="48pt" style:font-size-asian="48pt" style:font-size-complex="4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b 58%"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ff" style:text-position="super 58%" fo:font-size="48pt" style:font-size-asian="48pt" style:font-size-complex="48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fo:color="#ff0000" style:text-position="sub 58%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1" xml:id="id2" draw:id="id2" draw:layer="layout" svg:width="4.691cm" svg:height="2.618cm" svg:x="2.269cm" svg:y="1.83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3.541cm" svg:height="0.879cm" svg:x="2.821cm" svg:y="2.818cm">
          <draw:text-box>
            <text:p text:style-name="P2"><text:span text:style-name="T1">Odhad g</text:span><text:span text:style-name="T2">1</text:span><text:span text:style-name="T3">(i)</text:span><text:span text:style-name="T1"> a g</text:span><text:span text:style-name="T2">2</text:span><text:span text:style-name="T3">(i)</text:span></text:p>
          </draw:text-box>
        </draw:frame>
        <draw:custom-shape draw:style-name="gr3" draw:text-style-name="P1" xml:id="id3" draw:id="id3" draw:layer="layout" svg:width="3.598cm" svg:height="2.223cm" svg:x="2.815cm" svg:y="6.76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1" draw:layer="layout" svg:width="2.546cm" svg:height="0.588cm" svg:x="3.342cm" svg:y="7.2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2.546cm" svg:height="0.588cm" svg:x="3.341cm" svg:y="8.1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5" draw:text-style-name="P1" xml:id="id1" draw:id="id1" draw:layer="layout" svg:width="5.351cm" svg:height="3.043cm" svg:x="1.939cm" svg:y="10.73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" draw:text-style-name="P2" draw:layer="layout" svg:width="4.002cm" svg:height="1.507cm" svg:x="2.622cm" svg:y="11.619cm">
          <draw:text-box>
            <text:p text:style-name="P2"><text:span text:style-name="T1">Liší se g</text:span><text:span text:style-name="T2">1</text:span><text:span text:style-name="T3">(i+1)</text:span><text:span text:style-name="T1"> od g</text:span><text:span text:style-name="T2">1</text:span><text:span text:style-name="T3">(i)</text:span></text:p>
            <text:p text:style-name="P2"><text:span text:style-name="T1"><text:s text:c="8"/></text:span><text:span text:style-name="T1">a g</text:span><text:span text:style-name="T2">2</text:span><text:span text:style-name="T3">(i+1)</text:span><text:span text:style-name="T1"> od g</text:span><text:span text:style-name="T2">2</text:span><text:span text:style-name="T3">(i)</text:span></text:p>
          </draw:text-box>
        </draw:frame>
        <draw:connector draw:style-name="gr6" draw:text-style-name="P1" draw:layer="layout" draw:line-skew="1.604cm" svg:x1="7.29cm" svg:y1="12.255cm" svg:x2="6.96cm" svg:y2="3.142cm" draw:start-shape="id1" draw:start-glue-point="7" draw:end-shape="id2" draw:end-glue-point="7" svg:d="M7290 12255h2119v-9113h-2449" svg:viewBox="0 0 2450 9114">
          <text:p/>
        </draw:connector>
        <draw:connector draw:style-name="gr6" draw:text-style-name="P1" draw:layer="layout" draw:type="line" svg:x1="4.615cm" svg:y1="4.451cm" svg:x2="4.614cm" svg:y2="6.769cm" draw:start-shape="id2" draw:start-glue-point="6" draw:end-shape="id3" draw:end-glue-point="4" svg:d="M4615 4451l-1 2318" svg:viewBox="0 0 2 2319">
          <text:p/>
        </draw:connector>
        <draw:connector draw:style-name="gr6" draw:text-style-name="P1" draw:layer="layout" draw:type="line" svg:x1="4.614cm" svg:y1="8.992cm" svg:x2="4.615cm" svg:y2="10.733cm" draw:start-shape="id3" draw:start-glue-point="6" draw:end-shape="id1" draw:end-glue-point="4" svg:d="M4614 8992l1 1741" svg:viewBox="0 0 2 1742">
          <text:p/>
        </draw:connector>
        <draw:frame draw:style-name="gr7" draw:text-style-name="P2" draw:layer="layout" svg:width="4.373cm" svg:height="2.147cm" svg:x="4.722cm" svg:y="4.519cm">
          <draw:text-box>
            <text:p text:style-name="P2"><text:span text:style-name="T1">Vytvoření efektivního pole pro pohyb elektronu</text:span></text:p>
          </draw:text-box>
        </draw:frame>
        <draw:custom-shape draw:style-name="gr8" draw:text-style-name="P1" xml:id="id4" draw:id="id4" draw:layer="layout" svg:width="3.551cm" svg:height="2.102cm" svg:x="2.839cm" svg:y="15.137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9" draw:text-style-name="P3" draw:layer="layout" svg:width="2.25cm" svg:height="1.003cm" svg:x="3.7cm" svg:y="15.424cm">
          <draw:text-box>
            <text:p text:style-name="P3"><text:span text:style-name="T4">Řešení</text:span></text:p>
          </draw:text-box>
        </draw:frame>
        <draw:connector draw:style-name="gr6" draw:text-style-name="P1" draw:layer="layout" draw:type="line" svg:x1="4.615cm" svg:y1="13.776cm" svg:x2="4.615cm" svg:y2="15.137cm" draw:start-shape="id1" draw:start-glue-point="6" draw:end-shape="id4" draw:end-glue-point="4" svg:d="M4615 13776v1361" svg:viewBox="0 0 1 1362">
          <text:p/>
        </draw:connector>
        <draw:frame draw:style-name="gr9" draw:text-style-name="P4" draw:layer="layout" svg:width="2.25cm" svg:height="1.003cm" svg:x="4.8cm" svg:y="13.925cm">
          <draw:text-box>
            <text:p text:style-name="P4"><text:span text:style-name="T1">NE</text:span></text:p>
          </draw:text-box>
        </draw:frame>
        <draw:frame draw:style-name="gr9" draw:text-style-name="P4" draw:layer="layout" svg:width="2.25cm" svg:height="1.003cm" svg:x="9.457cm" svg:y="7.199cm">
          <draw:text-box>
            <text:p text:style-name="P4"><text:span text:style-name="T1">ANO</text:span></text:p>
          </draw:text-box>
        </draw:frame>
      </draw:page>
      <draw:page draw:name="page2" draw:style-name="dp1" draw:master-page-name="Výchozí">
        <draw:frame draw:style-name="gr2" draw:text-style-name="P5" draw:layer="layout" svg:width="4.253cm" svg:height="2.769cm" svg:x="2.011cm" svg:y="1.8cm">
          <draw:text-box>
            <text:p><text:span text:style-name="T5">2S+1</text:span><text:span text:style-name="T6">L</text:span><text:span text:style-name="T7">J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8T18:16:47.790000000</meta:creation-date>
    <dc:date>2014-12-28T18:40:44.323000000</dc:date>
    <meta:editing-duration>PT22M42S</meta:editing-duration>
    <meta:editing-cycles>3</meta:editing-cycles>
    <meta:generator>LibreOffice/4.3.5.2$Windows_x86 LibreOffice_project/3a87456aaa6a95c63eea1c1b3201acedf0751bd5</meta:generator>
    <meta:document-statistic meta:object-count="17"/>
  </office:meta>
</office:document-meta>
</file>

<file path=Object 1/content.xml><?xml version="1.0" encoding="utf-8"?>
<math xmlns="http://www.w3.org/1998/Math/MathML" display="block">
  <semantics>
    <mrow>
      <mover accent="true">
        <msub>
          <mi>h</mi>
          <mn>1</mn>
        </msub>
        <mo stretchy="false">^</mo>
      </mover>
      <mrow>
        <msubsup>
          <mi>g</mi>
          <mn>1</mn>
          <mrow>
            <mi>i</mi>
            <mo stretchy="false">+</mo>
            <mn>1</mn>
          </mrow>
        </msubsup>
        <mo stretchy="false">=</mo>
        <msubsup>
          <mi mathvariant="normal">ε</mi>
          <mn>1</mn>
          <mrow>
            <mi>i</mi>
            <mo stretchy="false">+</mo>
            <mn>1</mn>
          </mrow>
        </msubsup>
      </mrow>
      <msub>
        <mi>g</mi>
        <mn>1</mn>
      </msub>
    </mrow>
    <annotation encoding="StarMath 5.0">hat h_1 g_1^{i+1} = %ivarepsilon_1^{ i+1 } g_1</annotation>
  </semantics>
</math>
</file>

<file path=Object 2/content.xml><?xml version="1.0" encoding="utf-8"?>
<math xmlns="http://www.w3.org/1998/Math/MathML" display="block">
  <semantics>
    <mrow>
      <mover accent="true">
        <msub>
          <mi>h</mi>
          <mn>2</mn>
        </msub>
        <mo stretchy="false">^</mo>
      </mover>
      <mrow>
        <msubsup>
          <mi>g</mi>
          <mn>2</mn>
          <mrow>
            <mi>i</mi>
            <mo stretchy="false">+</mo>
            <mn>1</mn>
          </mrow>
        </msubsup>
        <mo stretchy="false">=</mo>
        <msubsup>
          <mi mathvariant="normal">ε</mi>
          <mn>2</mn>
          <mrow>
            <mi>i</mi>
            <mo stretchy="false">+</mo>
            <mn>1</mn>
          </mrow>
        </msubsup>
      </mrow>
      <msub>
        <mi>g</mi>
        <mn>2</mn>
      </msub>
    </mrow>
    <annotation encoding="StarMath 5.0">hat h_2 g_2^{i+1} = %ivarepsilon_2^{ i+1 } g_2</annotation>
  </semantics>
</math>
</file>